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cu4jDateConvertor.setStyle( int sty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cu4jDateConvertor.setLenient( boolean leni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cu4jDateConvertor.generateSaxFragment( ContentHandler contentHandler , Locale loca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cu4jDateConvertor.getDateFormat( Locale local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Icu4jDateConvertor.convertFromString( String value , Locale locale , Convertor . FormatCache formatCach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cu4jDateConvertor.Icu4jDateConver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cu4jDateConvertor.convertToString( Object value , Locale locale , Convertor . FormatCache formatCach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cu4jDateConvertor.getDateFormat( Locale locale , Convertor . FormatCache formatCach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cu4jDateConvertor.getType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cu4jDateConvertor.addFormattingPattern( Locale locale ,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cu4jDateConvertor.setVariant( String varia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cu4jDateConvertor.setNonLocalizedPattern(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